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1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0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1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1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2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1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2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1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1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28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1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2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149171428571" calcext:value-type="float">
            <text:p>1.81149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82816" calcext:value-type="float">
            <text:p>1.9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773522580645" calcext:value-type="float">
            <text:p>2.2077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48876" calcext:value-type="float">
            <text:p>2.224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93048" calcext:value-type="float">
            <text:p>2.15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815225806452" calcext:value-type="float">
            <text:p>1.8081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63368" calcext:value-type="float">
            <text:p>1.52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903470967742" calcext:value-type="float">
            <text:p>1.5190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775448275862" calcext:value-type="float">
            <text:p>1.47775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20624516129" calcext:value-type="float">
            <text:p>1.532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769268965517" calcext:value-type="float">
            <text:p>1.58769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598941935484" calcext:value-type="float">
            <text:p>1.6359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30735483871" calcext:value-type="float">
            <text:p>1.7463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3848" calcext:value-type="float">
            <text:p>1.7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4704" calcext:value-type="float">
            <text:p>1.6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318" calcext:value-type="float">
            <text:p>1.655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457238709677" calcext:value-type="float">
            <text:p>1.6545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73109677419" calcext:value-type="float">
            <text:p>1.4987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58288" calcext:value-type="float">
            <text:p>1.5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13006451613" calcext:value-type="float">
            <text:p>1.5691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5384" calcext:value-type="float">
            <text:p>1.6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98064516129" calcext:value-type="float">
            <text:p>1.76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11314285714" calcext:value-type="float">
            <text:p>1.7761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37496774194" calcext:value-type="float">
            <text:p>1.7833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30993548387" calcext:value-type="float">
            <text:p>1.9513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580937931035" calcext:value-type="float">
            <text:p>1.99580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660180645161" calcext:value-type="float">
            <text:p>2.0866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52712" calcext:value-type="float">
            <text:p>2.19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327019354839" calcext:value-type="float">
            <text:p>2.2232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075458064516" calcext:value-type="float">
            <text:p>2.0307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2788" calcext:value-type="float">
            <text:p>1.951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53083870968" calcext:value-type="float">
            <text:p>1.9735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263" calcext:value-type="float">
            <text:p>1.99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75690322581" calcext:value-type="float">
            <text:p>2.0247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636085714286" calcext:value-type="float">
            <text:p>2.0163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98477419355" calcext:value-type="float">
            <text:p>2.0289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22364" calcext:value-type="float">
            <text:p>1.94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394" calcext:value-type="float">
            <text:p>1.882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745806451613" calcext:value-type="float">
            <text:p>1.9074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8432" calcext:value-type="float">
            <text:p>1.9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245225806452" calcext:value-type="float">
            <text:p>1.9224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21024516129" calcext:value-type="float">
            <text:p>1.852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708" calcext:value-type="float">
            <text:p>1.60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268722580645" calcext:value-type="float">
            <text:p>1.4426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48944" calcext:value-type="float">
            <text:p>1.3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45832258065" calcext:value-type="float">
            <text:p>1.3564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60742857143" calcext:value-type="float">
            <text:p>1.3766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00077419355" calcext:value-type="float">
            <text:p>1.3950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09122580645" calcext:value-type="float">
            <text:p>1.6270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080670967742" calcext:value-type="float">
            <text:p>1.9808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0592" calcext:value-type="float">
            <text:p>2.1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19148387097" calcext:value-type="float">
            <text:p>2.2571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468722580645" calcext:value-type="float">
            <text:p>2.2046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8648" calcext:value-type="float">
            <text:p>2.06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567070967742" calcext:value-type="float">
            <text:p>2.0356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3132" calcext:value-type="float">
            <text:p>2.02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535862068966" calcext:value-type="float">
            <text:p>2.01535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976482758621" calcext:value-type="float">
            <text:p>2.05976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785109677419" calcext:value-type="float">
            <text:p>2.0778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959741935484" calcext:value-type="float">
            <text:p>2.3095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5176" calcext:value-type="float">
            <text:p>2.43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46412903226" calcext:value-type="float">
            <text:p>2.4844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953986206897" calcext:value-type="float">
            <text:p>2.51953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13208" calcext:value-type="float">
            <text:p>2.54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684412903226" calcext:value-type="float">
            <text:p>2.4768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02032" calcext:value-type="float">
            <text:p>2.5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50683870968" calcext:value-type="float">
            <text:p>2.5435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2164" calcext:value-type="float">
            <text:p>2.58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618" calcext:value-type="float">
            <text:p>2.531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61028571428" calcext:value-type="float">
            <text:p>2.433610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50993548387" calcext:value-type="float">
            <text:p>2.4085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41161290323" calcext:value-type="float">
            <text:p>2.4084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8544" calcext:value-type="float">
            <text:p>2.44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99684137931" calcext:value-type="float">
            <text:p>2.47996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087535483871" calcext:value-type="float">
            <text:p>2.4808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29216" calcext:value-type="float">
            <text:p>2.24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4372" calcext:value-type="float">
            <text:p>2.25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68464516129" calcext:value-type="float">
            <text:p>2.3806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4248" calcext:value-type="float">
            <text:p>2.4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469535483871" calcext:value-type="float">
            <text:p>2.5646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559957142857" calcext:value-type="float">
            <text:p>2.56559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303251612903" calcext:value-type="float">
            <text:p>2.5830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63148387097" calcext:value-type="float">
            <text:p>2.7296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81986206897" calcext:value-type="float">
            <text:p>2.85481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84016" calcext:value-type="float">
            <text:p>2.9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89351724138" calcext:value-type="float">
            <text:p>2.94489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0568" calcext:value-type="float">
            <text:p>2.71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96064" calcext:value-type="float">
            <text:p>2.4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757103448276" calcext:value-type="float">
            <text:p>2.63757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55216" calcext:value-type="float">
            <text:p>2.7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943688888889" calcext:value-type="float">
            <text:p>2.71943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475587096774" calcext:value-type="float">
            <text:p>2.7047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62296774193" calcext:value-type="float">
            <text:p>2.62462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151131034483" calcext:value-type="float">
            <text:p>2.71151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06064516129" calcext:value-type="float">
            <text:p>2.7220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46632" calcext:value-type="float">
            <text:p>2.66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08748387097" calcext:value-type="float">
            <text:p>2.5680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30384516129" calcext:value-type="float">
            <text:p>2.483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27492" calcext:value-type="float">
            <text:p>2.08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329961290323" calcext:value-type="float">
            <text:p>1.8932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5584" calcext:value-type="float">
            <text:p>1.97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45612903226" calcext:value-type="float">
            <text:p>2.0394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302896551724" calcext:value-type="float">
            <text:p>2.1630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84103225806" calcext:value-type="float">
            <text:p>2.2308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74855172414" calcext:value-type="float">
            <text:p>2.13974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16044444444" calcext:value-type="float">
            <text:p>2.10216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105531034483" calcext:value-type="float">
            <text:p>2.11105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508711111111" calcext:value-type="float">
            <text:p>2.23508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14128571429" calcext:value-type="float">
            <text:p>2.11014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97042857143" calcext:value-type="float">
            <text:p>1.99497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333511111111" calcext:value-type="float">
            <text:p>1.93333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28137931035" calcext:value-type="float">
            <text:p>1.96228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00666666667" calcext:value-type="float">
            <text:p>2.0430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51377777778" calcext:value-type="float">
            <text:p>2.17751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5104" calcext:value-type="float">
            <text:p>2.1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3648" calcext:value-type="float">
            <text:p>2.2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66" meta:object-count="0"/>
    <meta:user-defined meta:name="AppVersion">3.0</meta:user-defined>
  </office:meta>
</office:document-meta>
</file>